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Variação(mm)</text:p>
          </table:table-cell>
          <table:table-cell office:value-type="string" calcext:value-type="string">
            <text:p>Carga(KN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45.8" calcext:value-type="float">
            <text:p>45.8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48.3" calcext:value-type="float">
            <text:p>48.3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49.7" calcext:value-type="float">
            <text:p>49.7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50.4" calcext:value-type="float">
            <text:p>50.4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50.7" calcext:value-type="float">
            <text:p>50.7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50.4" calcext:value-type="float">
            <text:p>50.4</text:p>
          </table:table-cell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49.7" calcext:value-type="float">
            <text:p>49.7</text:p>
          </table:table-cell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11.06" calcext:value-type="float">
            <text:p>11.06</text:p>
          </table:table-cell>
          <table:table-cell office:value-type="float" office:value="45.1" calcext:value-type="float">
            <text:p>45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1T12:18:52.854670522</meta:creation-date>
    <dc:date>2019-09-11T14:07:57.603398323</dc:date>
    <meta:editing-duration>PT53S</meta:editing-duration>
    <meta:editing-cycles>1</meta:editing-cycles>
    <meta:document-statistic meta:table-count="1" meta:cell-count="48" meta:object-count="0"/>
    <meta:generator>LibreOffice/6.3.1.2$Linux_X86_64 LibreOffice_project/30$Build-2</meta:generator>
  </office:meta>
</office:document-meta>
</file>